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0.24cm" fo:min-width="3.31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0.24cm" fo:min-width="2.992cm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1.655cm" fo:min-width="2.358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fill-color="#dedce6" draw:textarea-horizontal-align="justify" draw:textarea-vertical-align="middle" draw:auto-grow-height="false" fo:min-height="0.424cm" fo:min-width="1.072cm"/>
      <style:paragraph-properties style:writing-mode="lr-tb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0.424cm" fo:min-width="1.072cm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0.346cm" fo:min-width="1.724cm"/>
      <style:paragraph-properties style:writing-mode="lr-tb"/>
    </style:style>
    <style:style style:name="gr8" style:family="graphic" style:parent-style-name="standard">
      <style:graphic-properties draw:fill-color="#f7d1d5" draw:textarea-horizontal-align="justify" draw:textarea-vertical-align="middle" draw:auto-grow-height="false" fo:min-height="0.346cm" fo:min-width="1.724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standard">
      <style:graphic-properties draw:fill-color="#ffdbb6" draw:textarea-horizontal-align="justify" draw:textarea-vertical-align="middle" draw:auto-grow-height="false" fo:min-height="1.2cm" fo:min-width="2.04cm"/>
      <style:paragraph-properties style:writing-mode="lr-tb"/>
    </style:style>
    <style:style style:name="gr14" style:family="graphic" style:parent-style-name="standard">
      <style:graphic-properties draw:fill-color="#ffdbb6" draw:textarea-horizontal-align="justify" draw:textarea-vertical-align="middle" draw:auto-grow-height="false" fo:min-height="1.105cm" fo:min-width="2.04cm"/>
      <style:paragraph-properties style:writing-mode="lr-tb"/>
    </style:style>
    <style:style style:name="gr15" style:family="graphic" style:parent-style-name="standard">
      <style:graphic-properties draw:fill-color="#ffdbb6" draw:textarea-horizontal-align="justify" draw:textarea-vertical-align="middle" draw:auto-grow-height="false" fo:min-height="2.39cm" fo:min-width="2.358cm"/>
      <style:paragraph-properties style:writing-mode="lr-tb"/>
    </style:style>
    <style:style style:name="gr16" style:family="graphic" style:parent-style-name="standard">
      <style:graphic-properties draw:fill-color="#00a933" draw:textarea-horizontal-align="justify" draw:textarea-vertical-align="middle" draw:auto-grow-height="false" fo:min-height="0.067cm" fo:min-width="1.722cm"/>
      <style:paragraph-properties style:writing-mode="lr-tb"/>
    </style:style>
    <style:style style:name="gr17" style:family="graphic" style:parent-style-name="standard" style:list-style-name="L1">
      <style:graphic-properties draw:fill-color="#ffff38" draw:textarea-horizontal-align="justify" draw:textarea-vertical-align="middle" draw:auto-grow-height="false" fo:min-height="0.067cm" fo:min-width="1.722cm"/>
      <style:paragraph-properties style:writing-mode="lr-tb"/>
    </style:style>
    <style:style style:name="gr18" style:family="graphic" style:parent-style-name="standard" style:list-style-name="L1">
      <style:graphic-properties draw:fill-color="#ff7b59" draw:textarea-horizontal-align="justify" draw:textarea-vertical-align="middle" draw:auto-grow-height="false" fo:min-height="0.067cm" fo:min-width="1.722cm"/>
      <style:paragraph-properties style:writing-mode="lr-tb"/>
    </style:style>
    <style:style style:name="gr19" style:family="graphic" style:parent-style-name="standard" style:list-style-name="L1">
      <style:graphic-properties draw:fill-color="#ffff38" draw:textarea-horizontal-align="justify" draw:textarea-vertical-align="middle" draw:auto-grow-height="false" fo:min-height="0.067cm" fo:min-width="1.722cm"/>
      <style:paragraph-properties style:writing-mode="lr-tb"/>
    </style:style>
    <style:style style:name="gr20" style:family="graphic" style:parent-style-name="standard" style:list-style-name="L1">
      <style:graphic-properties draw:fill-color="#ff7b59" draw:textarea-horizontal-align="justify" draw:textarea-vertical-align="middle" draw:auto-grow-height="false" fo:min-height="0.067cm" fo:min-width="1.722cm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none" draw:textarea-vertical-align="middle"/>
    </style:style>
    <style:style style:name="gr22" style:family="graphic" style:parent-style-name="objectwithoutfill">
      <style:graphic-properties draw:marker-end="Arrowheads_20_7" draw:marker-end-width="0.3cm" draw:fill="none" draw:textarea-vertical-align="middle"/>
    </style:style>
    <style:style style:name="gr23" style:family="graphic" style:parent-style-name="objectwithoutfill">
      <style:graphic-properties draw:marker-end="Arrowheads_20_8" draw:marker-end-width="0.3cm" draw:fill="none" draw:textarea-vertical-align="middle"/>
    </style:style>
    <style:style style:name="gr24" style:family="graphic" style:parent-style-name="objectwithoutfill">
      <style:graphic-properties draw:marker-end="Arrowheads_20_9" draw:marker-end-width="0.3cm" draw:fill="none" draw:textarea-vertical-align="middle"/>
    </style:style>
    <style:style style:name="gr25" style:family="graphic" style:parent-style-name="objectwithoutfill">
      <style:graphic-properties draw:marker-end="Arrowheads_20_10" draw:marker-end-width="0.3cm" draw:fill="none" draw:textarea-vertical-align="middle"/>
    </style:style>
    <style:style style:name="gr26" style:family="graphic" style:parent-style-name="objectwithoutfill">
      <style:graphic-properties draw:marker-end="Arrowheads_20_11" draw:marker-end-width="0.3cm" draw:fill="none" draw:textarea-vertical-align="middle"/>
    </style:style>
    <style:style style:name="gr27" style:family="graphic" style:parent-style-name="objectwithoutfill">
      <style:graphic-properties draw:marker-end="Arrowheads_20_15" draw:marker-end-width="0.3cm" draw:fill="none" draw:textarea-vertical-align="middle"/>
    </style:style>
    <style:style style:name="gr28" style:family="graphic" style:parent-style-name="objectwithoutfill">
      <style:graphic-properties draw:marker-end="Arrowheads_20_17" draw:marker-end-width="0.3cm" draw:fill="none" draw:textarea-vertical-align="middle"/>
    </style:style>
    <style:style style:name="gr29" style:family="graphic" style:parent-style-name="objectwithoutfill">
      <style:graphic-properties draw:marker-end="Arrowheads_20_18" draw:marker-end-width="0.3cm" draw:fill="none" draw:textarea-vertical-align="middle"/>
    </style:style>
    <style:style style:name="gr30" style:family="graphic" style:parent-style-name="objectwithoutfill">
      <style:graphic-properties draw:marker-end="Arrowheads_20_20" draw:marker-end-width="0.3cm" draw:fill="none" draw:textarea-vertical-align="middle"/>
    </style:style>
    <style:style style:name="gr31" style:family="graphic" style:parent-style-name="objectwithoutfill">
      <style:graphic-properties draw:marker-end="Arrowheads_20_21" draw:marker-end-width="0.3cm" draw:fill="none" draw:textarea-vertical-align="middle"/>
    </style:style>
    <style:style style:name="gr32" style:family="graphic" style:parent-style-name="objectwithoutfill">
      <style:graphic-properties draw:marker-end="Arrowheads_20_22" draw:marker-end-width="0.3cm" draw:fill="none" draw:textarea-vertical-align="middle"/>
    </style:style>
    <style:style style:name="gr33" style:family="graphic" style:parent-style-name="objectwithoutfill">
      <style:graphic-properties draw:marker-end="Arrowheads_20_23" draw:marker-end-width="0.3cm" draw:fill="none" draw:textarea-vertical-align="middle"/>
    </style:style>
    <style:style style:name="gr34" style:family="graphic" style:parent-style-name="objectwithoutfill">
      <style:graphic-properties draw:marker-end="Arrowheads_20_24" draw:marker-end-width="0.3cm" draw:fill="none" draw:textarea-vertical-align="middle"/>
    </style:style>
    <style:style style:name="gr35" style:family="graphic" style:parent-style-name="objectwithoutfill">
      <style:graphic-properties draw:marker-end="Arrowheads_20_25" draw:marker-end-width="0.3cm" draw:fill="none" draw:textarea-vertical-align="middle"/>
    </style:style>
    <style:style style:name="gr36" style:family="graphic" style:parent-style-name="standard">
      <style:graphic-properties draw:fill-color="#afd095" draw:textarea-horizontal-align="justify" draw:textarea-vertical-align="middle" draw:auto-grow-height="false" fo:min-height="0.591cm" fo:min-width="1.406cm"/>
      <style:paragraph-properties style:writing-mode="lr-tb"/>
    </style:style>
    <style:style style:name="gr37" style:family="graphic" style:parent-style-name="objectwithoutfill">
      <style:graphic-properties draw:marker-end="Arrowheads_20_26" draw:marker-end-width="0.3cm" draw:fill="none" draw:textarea-vertical-align="middle"/>
    </style:style>
    <style:style style:name="gr38" style:family="graphic" style:parent-style-name="objectwithoutfill">
      <style:graphic-properties draw:marker-end="Arrowheads_20_27" draw:marker-end-width="0.3cm" draw:fill="none" draw:textarea-vertical-align="middle"/>
    </style:style>
    <style:style style:name="gr39" style:family="graphic" style:parent-style-name="standard">
      <style:graphic-properties draw:stroke="none" draw:fill="none" fo:min-height="1.05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style:paragraph-properties fo:text-align="start"/>
      <style:text-properties fo:hyphenate="false" loext:hyphenation-no-caps="false"/>
    </style:style>
    <style:style style:name="P6" style:family="paragraph">
      <loext:graphic-properties draw:fill-color="#ffdbb6"/>
      <style:paragraph-properties fo:text-align="center"/>
      <style:text-properties fo:font-size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edce6"/>
      <style:paragraph-properties fo:text-align="center"/>
      <style:text-properties fo:font-size="8pt"/>
    </style:style>
    <style:style style:name="P9" style:family="paragraph">
      <loext:graphic-properties draw:fill-color="#fff5ce"/>
      <style:paragraph-properties fo:text-align="center"/>
      <style:text-properties fo:font-size="8pt"/>
    </style:style>
    <style:style style:name="P10" style:family="paragraph"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-color="#77bc65"/>
      <style:paragraph-properties fo:text-align="center"/>
      <style:text-properties fo:font-size="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-color="#f7d1d5"/>
      <style:paragraph-properties fo:text-align="center"/>
      <style:text-properties fo:font-size="8pt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-color="#00a933"/>
      <style:paragraph-properties fo:text-align="center"/>
      <style:text-properties fo:font-size="8pt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ff7b59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center"/>
      <style:text-properties fo:font-size="8pt"/>
    </style:style>
    <style:style style:name="P17" style:family="paragraph">
      <loext:graphic-properties draw:fill-color="#afd095"/>
      <style:paragraph-properties fo:text-align="center"/>
      <style:text-properties fo:font-size="8pt"/>
    </style:style>
    <style:style style:name="P18" style:family="paragraph">
      <style:paragraph-properties fo:margin-top="0.42cm" fo:margin-bottom="0.35cm" fo:text-align="start"/>
      <style:text-properties fo:font-size="8pt" style:font-size-asian="10pt" style:font-size-complex="10pt"/>
    </style:style>
    <style:style style:name="P19" style:family="paragraph">
      <loext:graphic-properties draw:fill="none"/>
      <style:paragraph-properties fo:margin-top="0.42cm" fo:margin-bottom="0.35cm" fo:text-align="start"/>
      <style:text-properties fo:font-size="8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8pt"/>
    </style:style>
    <style:style style:name="T4" style:family="text">
      <style:text-properties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22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0.49cm" svg:x="0cm" svg:y="0cm">
          <text:p text:style-name="P1"><text:span text:style-name="T1">Client</text:span></text:p>
          <text:p text:style-name="P1"><text:span text:style-name="T1">(browser app side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92cm" svg:height="10.49cm" svg:x="11.3cm" svg:y="0cm">
          <text:p text:style-name="P3"><text:span text:style-name="T1">Server</text:span></text:p>
          <text:p text:style-name="P3"><text:span text:style-name="T1">(API side)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.858cm" svg:height="1.905cm" svg:x="0.317cm" svg:y="1.587cm">
          <text:p text:style-name="P1"><text:span text:style-name="T2">Step#1. Login API call</text:span></text:p>
          <text:list text:style-name="L2">
            <text:list-item>
              <text:p text:style-name="P5"><text:span text:style-name="T3">username(email)</text:span></text:p>
            </text:list-item>
            <text:list-item>
              <text:p text:style-name="P5"><text:span text:style-name="T3">password</text:span></text:p>
            </text:list-item>
            <text:list-item>
              <text:p text:style-name="P5"><text:span text:style-name="T3">IP</text:span></text:p>
            </text:list-item>
            <text:list-item>
              <text:p text:style-name="P5"><text:span text:style-name="T3">browser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.858cm" svg:height="1.905cm" svg:x="11.617cm" svg:y="1.587cm">
          <text:p text:style-name="P1"><text:span text:style-name="T2">Step#2. Login API handler</text:span></text:p>
          <text:list text:style-name="L2">
            <text:list-item>
              <text:p text:style-name="P5"><text:span text:style-name="T3">creates session</text:span></text:p>
            </text:list-item>
            <text:list-item>
              <text:p text:style-name="P5"><text:span text:style-name="T3">generates token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3.175cm" svg:y1="2.539cm" svg:x2="11.617cm" svg:y2="2.539cm" draw:start-shape="id1" draw:start-glue-point="1" draw:end-shape="id2" draw:end-glue-point="3" svg:d="M3175 2539h8442" svg:viewBox="0 0 8443 1">
          <text:p/>
        </draw:connector>
        <draw:custom-shape draw:style-name="gr5" draw:text-style-name="P8" xml:id="id3" draw:id="id3" draw:layer="layout" svg:width="2.222cm" svg:height="0.952cm" svg:x="8.05cm" svg:y="3.175cm">
          <text:p text:style-name="P1"><text:span text:style-name="T3">Access 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" draw:id="id4" draw:layer="layout" svg:width="2.222cm" svg:height="0.952cm" svg:x="8.051cm" svg:y="4.376cm">
          <text:p text:style-name="P1"><text:span text:style-name="T3">Refresh 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5" draw:id="id5" draw:layer="layout" svg:width="2.223cm" svg:height="0.953cm" svg:x="0.634cm" svg:y="4.027cm">
          <text:p text:style-name="P10"><text:span text:style-name="T2">Redux store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2" xml:id="id6" draw:id="id6" draw:layer="layout" svg:width="2.223cm" svg:height="0.953cm" svg:x="0.634cm" svg:y="5.227cm">
          <text:p text:style-name="P1"><text:span text:style-name="T2">Local </text:span><text:span text:style-name="T2">storage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7" draw:layer="layout" draw:type="line" svg:x1="11.617cm" svg:y1="2.539cm" svg:x2="10.272cm" svg:y2="3.651cm" draw:start-shape="id2" draw:start-glue-point="3" draw:end-shape="id3" draw:end-glue-point="10" svg:d="M11617 2539l-1345 1112" svg:viewBox="0 0 1346 1113">
          <text:p/>
        </draw:connector>
        <draw:connector draw:style-name="gr10" draw:text-style-name="P7" draw:layer="layout" draw:type="line" svg:x1="11.617cm" svg:y1="2.539cm" svg:x2="10.273cm" svg:y2="4.852cm" draw:start-shape="id2" draw:start-glue-point="3" draw:end-shape="id4" draw:end-glue-point="10" svg:d="M11617 2539l-1344 2313" svg:viewBox="0 0 1345 2314">
          <text:p/>
        </draw:connector>
        <draw:connector draw:style-name="gr11" draw:text-style-name="P7" draw:layer="layout" draw:type="line" svg:x1="8.05cm" svg:y1="3.651cm" svg:x2="2.857cm" svg:y2="4.504cm" draw:start-shape="id3" draw:start-glue-point="6" draw:end-shape="id5" draw:end-glue-point="8" svg:d="M8050 3651l-5193 853" svg:viewBox="0 0 5194 854">
          <text:p/>
        </draw:connector>
        <draw:connector draw:style-name="gr12" draw:text-style-name="P7" draw:layer="layout" draw:type="line" svg:x1="8.051cm" svg:y1="4.852cm" svg:x2="2.857cm" svg:y2="5.704cm" draw:start-shape="id4" draw:start-glue-point="6" draw:end-shape="id6" draw:end-glue-point="8" svg:d="M8051 4852l-5194 852" svg:viewBox="0 0 5195 853">
          <text:p/>
        </draw:connector>
        <draw:custom-shape draw:style-name="gr13" draw:text-style-name="P6" xml:id="id8" draw:id="id8" draw:layer="layout" svg:width="2.54cm" svg:height="1.45cm" svg:x="0.635cm" svg:y="6.487cm">
          <text:p text:style-name="P1"><text:span text:style-name="T2">Step#3 &amp; #7. Any API request with authoriz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3" draw:id="id13" draw:layer="layout" svg:width="2.54cm" svg:height="1.355cm" svg:x="0.635cm" svg:y="8.487cm">
          <text:p text:style-name="P1"><text:span text:style-name="T2">Step#5. Refresh access Token API request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9" draw:id="id9" draw:layer="layout" svg:width="2.858cm" svg:height="2.64cm" svg:x="11.63cm" svg:y="4.78cm">
          <text:p text:style-name="P1"><text:span text:style-name="T2">Step#4. Authorization Middlewar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5" draw:text-style-name="P6" xml:id="id15" draw:id="id15" draw:layer="layout" svg:width="2.858cm" svg:height="2.64cm" svg:x="11.63cm" svg:y="7.68cm">
          <text:p text:style-name="P1"><text:span text:style-name="T2">Step#6. Refresh Token API call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10" draw:id="id10" draw:layer="layout" svg:width="2.222cm" svg:height="0.317cm" svg:x="11.965cm" svg:y="6.05cm">
          <text:p text:style-name="P1"><text:span text:style-name="T3">Token is OK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2" draw:id="id12" draw:layer="layout" svg:width="2.222cm" svg:height="0.317cm" svg:x="11.965cm" svg:y="6.45cm">
          <text:p text:style-name="P3"><text:span text:style-name="T3">Expir. 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xml:id="id16" draw:id="id16" draw:layer="layout" svg:width="2.222cm" svg:height="0.317cm" svg:x="11.965cm" svg:y="6.85cm">
          <text:p text:style-name="P3"><text:span text:style-name="T3">W</text:span><text:span text:style-name="T3">r</text:span><text:span text:style-name="T3">o</text:span><text:span text:style-name="T3">n</text:span><text:span text:style-name="T3">g</text:span><text:span text:style-name="T3"> </text:span><text:span text:style-name="T3">t</text:span><text:span text:style-name="T3">o</text:span><text:span text:style-name="T3">k</text:span><text:span text:style-name="T3">e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17" draw:id="id17" draw:layer="layout" svg:width="2.222cm" svg:height="0.317cm" svg:x="11.965cm" svg:y="8.85cm">
          <text:p text:style-name="P1"><text:span text:style-name="T3">Token is OK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9" draw:id="id19" draw:layer="layout" svg:width="2.222cm" svg:height="0.317cm" svg:x="11.965cm" svg:y="9.25cm">
          <text:p text:style-name="P3"><text:span text:style-name="T3">Expir. 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20" draw:id="id20" draw:layer="layout" svg:width="2.222cm" svg:height="0.317cm" svg:x="11.965cm" svg:y="9.65cm">
          <text:p text:style-name="P3"><text:span text:style-name="T3">Wrong token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draw:type="line" svg:x1="2.857cm" svg:y1="4.504cm" svg:x2="4.945cm" svg:y2="5.774cm" draw:start-shape="id5" draw:start-glue-point="8" draw:end-shape="id7" draw:end-glue-point="6" svg:d="M2857 4504l2088 1270" svg:viewBox="0 0 2089 1271">
          <text:p/>
        </draw:connector>
        <draw:connector draw:style-name="gr22" draw:text-style-name="P7" draw:layer="layout" draw:type="line" svg:x1="3.175cm" svg:y1="7.212cm" svg:x2="4.945cm" svg:y2="5.774cm" draw:start-shape="id8" draw:start-glue-point="1" draw:end-shape="id7" draw:end-glue-point="6" svg:d="M3175 7212l1770-1438" svg:viewBox="0 0 1771 1439">
          <text:p/>
        </draw:connector>
        <draw:connector draw:style-name="gr23" draw:text-style-name="P7" draw:layer="layout" draw:type="line" svg:x1="7.167cm" svg:y1="5.774cm" svg:x2="11.63cm" svg:y2="6.1cm" draw:start-shape="id7" draw:start-glue-point="10" draw:end-shape="id9" draw:end-glue-point="3" svg:d="M7167 5774l4463 326" svg:viewBox="0 0 4464 327">
          <text:p/>
        </draw:connector>
        <draw:connector draw:style-name="gr24" draw:text-style-name="P7" draw:layer="layout" draw:type="line" svg:x1="11.965cm" svg:y1="6.208cm" svg:x2="10.477cm" svg:y2="7.778cm" draw:start-shape="id10" draw:start-glue-point="3" draw:end-shape="id11" draw:end-glue-point="7" svg:d="M11965 6208l-1488 1570" svg:viewBox="0 0 1489 1571">
          <text:p/>
        </draw:connector>
        <draw:connector draw:style-name="gr25" draw:text-style-name="P7" draw:layer="layout" draw:type="line" svg:x1="8.572cm" svg:y1="7.778cm" svg:x2="3.175cm" svg:y2="7.212cm" draw:start-shape="id11" draw:start-glue-point="5" draw:end-shape="id8" draw:end-glue-point="1" svg:d="M8572 7778l-5397-566" svg:viewBox="0 0 5398 567">
          <text:p/>
        </draw:connector>
        <draw:connector draw:style-name="gr26" draw:text-style-name="P7" draw:layer="layout" draw:type="line" svg:x1="11.965cm" svg:y1="6.608cm" svg:x2="3.175cm" svg:y2="7.212cm" draw:start-shape="id12" draw:start-glue-point="3" draw:end-shape="id8" svg:d="M11965 6608l-8790 604" svg:viewBox="0 0 8791 605">
          <text:p/>
        </draw:connector>
        <draw:connector draw:style-name="gr27" draw:text-style-name="P7" draw:layer="layout" draw:type="curve" svg:x1="0.635cm" svg:y1="9.164cm" svg:x2="0.635cm" svg:y2="7.212cm" draw:start-shape="id13" draw:start-glue-point="3" draw:end-shape="id8" draw:end-glue-point="3" svg:d="M635 9164c-751 0-751-1952 0-1952" svg:viewBox="0 0 564 1953">
          <text:p/>
        </draw:connector>
        <draw:connector draw:style-name="gr28" draw:text-style-name="P7" draw:layer="layout" draw:type="line" svg:x1="3.175cm" svg:y1="9.164cm" svg:x2="4.445cm" svg:y2="8.096cm" draw:start-shape="id13" draw:start-glue-point="1" draw:end-shape="id14" draw:end-glue-point="6" svg:d="M3175 9164l1270-1068" svg:viewBox="0 0 1271 1069">
          <text:p/>
        </draw:connector>
        <draw:connector draw:style-name="gr29" draw:text-style-name="P7" draw:layer="layout" draw:type="line" svg:x1="2.857cm" svg:y1="5.704cm" svg:x2="4.445cm" svg:y2="8.096cm" draw:start-shape="id6" draw:start-glue-point="8" draw:end-shape="id14" draw:end-glue-point="6" svg:d="M2857 5704l1588 2392" svg:viewBox="0 0 1589 2393">
          <text:p/>
        </draw:connector>
        <draw:connector draw:style-name="gr30" draw:text-style-name="P7" draw:layer="layout" draw:type="line" svg:x1="6.667cm" svg:y1="8.096cm" svg:x2="11.63cm" svg:y2="9cm" draw:start-shape="id14" draw:start-glue-point="10" draw:end-shape="id15" draw:end-glue-point="3" svg:d="M6667 8096l4963 904" svg:viewBox="0 0 4964 905">
          <text:p/>
        </draw:connector>
        <draw:custom-shape draw:style-name="gr6" draw:text-style-name="P9" xml:id="id14" draw:id="id14" draw:layer="layout" svg:width="2.222cm" svg:height="0.952cm" svg:x="4.445cm" svg:y="7.62cm">
          <text:p text:style-name="P1"><text:span text:style-name="T3">Refresh 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8" draw:id="id18" draw:layer="layout" svg:width="2.222cm" svg:height="0.952cm" svg:x="8.255cm" svg:y="8.89cm">
          <text:p text:style-name="P1"><text:span text:style-name="T3">Access 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7" draw:layer="layout" draw:type="line" svg:x1="11.965cm" svg:y1="7.008cm" svg:x2="1.746cm" svg:y2="3.492cm" draw:start-shape="id16" draw:start-glue-point="3" draw:end-shape="id1" draw:end-glue-point="2" svg:d="M11965 7008l-10219-3516" svg:viewBox="0 0 10220 3517">
          <text:p/>
        </draw:connector>
        <draw:connector draw:style-name="gr32" draw:text-style-name="P7" draw:layer="layout" draw:type="line" svg:x1="11.965cm" svg:y1="9.008cm" svg:x2="10.477cm" svg:y2="9.366cm" draw:start-shape="id17" draw:start-glue-point="3" draw:end-shape="id18" draw:end-glue-point="10" svg:d="M11965 9008l-1488 358" svg:viewBox="0 0 1489 359">
          <text:p/>
        </draw:connector>
        <draw:connector draw:style-name="gr33" draw:text-style-name="P7" draw:layer="layout" draw:type="line" svg:x1="8.255cm" svg:y1="9.366cm" svg:x2="2.857cm" svg:y2="4.504cm" draw:start-shape="id18" draw:start-glue-point="6" draw:end-shape="id5" draw:end-glue-point="8" svg:d="M8255 9366l-5398-4862" svg:viewBox="0 0 5399 4863">
          <text:p/>
        </draw:connector>
        <draw:connector draw:style-name="gr34" draw:text-style-name="P7" draw:layer="layout" draw:type="line" svg:x1="11.965cm" svg:y1="9.408cm" svg:x2="1.746cm" svg:y2="3.492cm" draw:start-shape="id19" draw:start-glue-point="3" draw:end-shape="id1" draw:end-glue-point="2" svg:d="M11965 9408l-10219-5916" svg:viewBox="0 0 10220 5917">
          <text:p/>
        </draw:connector>
        <draw:connector draw:style-name="gr35" draw:text-style-name="P7" draw:layer="layout" draw:type="line" svg:x1="11.965cm" svg:y1="9.808cm" svg:x2="1.746cm" svg:y2="3.492cm" draw:start-shape="id20" draw:start-glue-point="3" draw:end-shape="id1" draw:end-glue-point="2" svg:d="M11965 9808l-10219-6316" svg:viewBox="0 0 10220 6317">
          <text:p/>
        </draw:connector>
        <draw:custom-shape draw:style-name="gr36" draw:text-style-name="P17" xml:id="id11" draw:id="id11" draw:layer="layout" svg:width="1.905cm" svg:height="0.952cm" svg:x="8.572cm" svg:y="7.302cm">
          <text:p text:style-name="P16"><text:span text:style-name="T3">Requested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8" xml:id="id7" draw:id="id7" draw:layer="layout" svg:width="2.222cm" svg:height="0.952cm" svg:x="4.945cm" svg:y="5.298cm">
          <text:p text:style-name="P1"><text:span text:style-name="T3">Access 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7" draw:layer="layout" draw:type="line" svg:x1="8.255cm" svg:y1="9.366cm" svg:x2="3.175cm" svg:y2="9.164cm" draw:start-shape="id18" draw:start-glue-point="6" draw:end-shape="id13" draw:end-glue-point="1" svg:d="M8255 9366l-5080-202" svg:viewBox="0 0 5081 203">
          <text:p/>
        </draw:connector>
        <draw:connector draw:style-name="gr38" draw:text-style-name="P7" draw:layer="layout" draw:type="line" svg:x1="1.905cm" svg:y1="7.937cm" svg:x2="1.905cm" svg:y2="8.487cm" draw:start-shape="id8" draw:start-glue-point="2" draw:end-shape="id13" draw:end-glue-point="0" svg:d="M1905 7937v550" svg:viewBox="0 0 1 551">
          <text:p/>
        </draw:connector>
        <draw:frame draw:style-name="gr39" draw:text-style-name="P19" draw:layer="layout" svg:width="5.715cm" svg:height="1.307cm" svg:x="4.762cm" svg:y="0.096cm">
          <draw:text-box>
            <text:p text:style-name="P18"><text:span text:style-name="T4">Default access token TTL = 15 min</text:span></text:p>
            <text:p text:style-name="P18"><text:span text:style-name="T4">Default refresh token TTL = 1 da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5T13:02:16.452453746</meta:creation-date>
    <dc:date>2022-07-15T13:50:38.769270910</dc:date>
    <meta:editing-duration>PT6M57S</meta:editing-duration>
    <meta:editing-cycles>3</meta:editing-cycles>
    <meta:generator>LibreOffice/7.3.4.2$Linux_X86_64 LibreOffice_project/30$Build-2</meta:generator>
    <meta:document-statistic meta:object-count="45"/>
  </office:meta>
</office:document-meta>
</file>